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bb61" officeooo:paragraph-rsid="001bbb61"/>
    </style:style>
    <style:style style:name="P2" style:family="paragraph" style:parent-style-name="Standard">
      <style:text-properties fo:font-size="18pt" fo:font-weight="bold" officeooo:rsid="001bbb61" officeooo:paragraph-rsid="001bbb61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2pt" fo:font-weight="normal" officeooo:rsid="001bbb61" officeooo:paragraph-rsid="001bbb61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</text:p>
      <text:p text:style-name="Standard">=======================================================================</text:p>
      <text:p text:style-name="Standard">Assignment : FILE OPERATIONS C++</text:p>
      <text:p text:style-name="Standard">Name : Gaurav Ghati</text:p>
      <text:p text:style-name="Standard">class : SE 10</text:p>
      <text:p text:style-name="Standard">Batch : F 10</text:p>
      <text:p text:style-name="Standard"/>
      <text:p text:style-name="Standard">Problem Statement :</text:p>
      <text:p text:style-name="Standard">Design a base class consisting of the data members such as name of the student,</text:p>
      <text:p text:style-name="Standard">roll number and subject. The derived class consists of the data member’s subject</text:p>
      <text:p text:style-name="Standard">code, internal assessment and university examination marks. Construct a virtual</text:p>
      <text:p text:style-name="Standard">base class for the item name of the student and roll number. The program should</text:p>
      <text:p text:style-name="Standard">have the facilities. </text:p>
      <text:p text:style-name="Standard"/>
      <text:p text:style-name="Standard">1) Build a master table </text:p>
      <text:p text:style-name="Standard">2) List a table </text:p>
      <text:p text:style-name="Standard">3) Insert a new entry </text:p>
      <text:p text:style-name="Standard">4) Delete old entry </text:p>
      <text:p text:style-name="Standard">5) Edit an entry </text:p>
      <text:p text:style-name="Standard">6) Search for a record</text:p>
      <text:p text:style-name="Standard"/>
      <text:p text:style-name="Standard">=======================================================================</text:p>
      <text:p text:style-name="Standard">*/</text:p>
      <text:p text:style-name="Standard"/>
      <text:p text:style-name="Standard">#include&lt;iostream&gt;</text:p>
      <text:p text:style-name="Standard">#include&lt;fstream&gt;</text:p>
      <text:p text:style-name="Standard">#include&lt;string&gt;</text:p>
      <text:p text:style-name="Standard">using namespace std;</text:p>
      <text:p text:style-name="Standard">void create(string fname)</text:p>
      <text:p text:style-name="Standard">{</text:p>
      <text:p text:style-name="Standard"><text:s text:c="5"/>cout&lt;&lt;"Inside create";</text:p>
      <text:p text:style-name="Standard"><text:tab/>ofstream wr;</text:p>
      <text:p text:style-name="Standard"><text:tab/>wr.open(fname);</text:p>
      <text:p text:style-name="Standard"><text:tab/>string s;</text:p>
      <text:p text:style-name="Standard"><text:tab/>cout&lt;&lt;"\nENTER THE CONTENT, TO STOP PRESS #\n";</text:p>
      <text:p text:style-name="Standard"><text:tab/>while(s!="#")</text:p>
      <text:p text:style-name="Standard"><text:tab/>{</text:p>
      <text:p text:style-name="Standard"><text:tab/><text:tab/>getline(cin,s);</text:p>
      <text:p text:style-name="Standard"><text:tab/><text:tab/>wr&lt;&lt;s;</text:p>
      <text:p text:style-name="Standard"><text:tab/><text:tab/>wr&lt;&lt;"\n";</text:p>
      <text:p text:style-name="Standard"><text:tab/>}</text:p>
      <text:p text:style-name="Standard"><text:tab/>wr.close();</text:p>
      <text:p text:style-name="Standard">}</text:p>
      <text:p text:style-name="Standard">void display(string fname)</text:p>
      <text:p text:style-name="Standard">{</text:p>
      <text:p text:style-name="Standard"><text:tab/>cout&lt;&lt;"Inside Display";</text:p>
      <text:p text:style-name="Standard"><text:tab/>ifstream fin;</text:p>
      <text:p text:style-name="Standard"><text:tab/>fin.open(fname);</text:p>
      <text:p text:style-name="Standard"><text:tab/>cout&lt;&lt;"\nReading from file\n";</text:p>
      <text:p text:style-name="Standard"><text:tab/>cout&lt;&lt;"Contents of file are:\n";</text:p>
      <text:p text:style-name="Standard"><text:tab/>string s;</text:p>
      <text:p text:style-name="Standard"><text:tab/>while(getline(fin,s))</text:p>
      <text:p text:style-name="Standard"><text:soft-page-break/><text:tab/>{</text:p>
      <text:p text:style-name="Standard"><text:tab/><text:tab/>cout&lt;&lt;s&lt;&lt;"\n";</text:p>
      <text:p text:style-name="Standard"><text:tab/>}</text:p>
      <text:p text:style-name="Standard"><text:tab/>fin.close();</text:p>
      <text:p text:style-name="Standard">}</text:p>
      <text:p text:style-name="Standard">int main()</text:p>
      <text:p text:style-name="Standard">{</text:p>
      <text:p text:style-name="Standard"><text:tab/>string f;</text:p>
      <text:p text:style-name="Standard"><text:tab/>cout&lt;&lt;"ENTER THE FILENAME OF THE FILE TO BE WRITTEN INTO (with .txt extension)\n";</text:p>
      <text:p text:style-name="Standard"><text:tab/>cin&gt;&gt;f;</text:p>
      <text:p text:style-name="Standard"><text:tab/>create(f);</text:p>
      <text:p text:style-name="Standard"><text:tab/>display(f);</text:p>
      <text:p text:style-name="Standard"><text:tab/>return 0;</text:p>
      <text:p text:style-name="Standard">}</text:p>
      <text:p text:style-name="Standard"/>
      <text:p text:style-name="P2">INPUT :</text:p>
      <text:p text:style-name="P1"/>
      <text:p text:style-name="P1">ENTER THE FILENAME OF THE FILE TO BE WRITTEN INTO (with .txt extension)</text:p>
      <text:p text:style-name="P1">myfile</text:p>
      <text:p text:style-name="P1">Inside create</text:p>
      <text:p text:style-name="P1">ENTER THE CONTENT, TO STOP PRESS #</text:p>
      <text:p text:style-name="P1">this is the text in the file. <text:s text:c="8"/></text:p>
      <text:p text:style-name="P1">this is assignment of oopl. <text:s text:c="3"/></text:p>
      <text:p text:style-name="P1">this is 9th assignment.</text:p>
      <text:p text:style-name="P1">#</text:p>
      <text:p text:style-name="P1">Inside Display</text:p>
      <text:p text:style-name="P1">Reading from file</text:p>
      <text:p text:style-name="P1">Contents of file are:</text:p>
      <text:p text:style-name="P1"/>
      <text:p text:style-name="P1">this is the text in the file.</text:p>
      <text:p text:style-name="P1">this is assignment of oopl.</text:p>
      <text:p text:style-name="P1">this is 9th assignment.</text:p>
      <text:p text:style-name="P1">#</text:p>
      <text:p text:style-name="Standard"/>
      <text:p text:style-name="P2">OUTPUT : </text:p>
      <text:p text:style-name="P3"/>
      <text:p text:style-name="P3"/>
      <text:p text:style-name="P3">this is the text in the file.</text:p>
      <text:p text:style-name="P3">this is assignment of oopl.</text:p>
      <text:p text:style-name="P3">this is 9th assignment.</text:p>
      <text:p text:style-name="P3">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00:55:08.669457185</meta:creation-date>
    <dc:date>2019-10-09T00:58:48.039356067</dc:date>
    <meta:editing-duration>PT3M44S</meta:editing-duration>
    <meta:editing-cycles>1</meta:editing-cycles>
    <meta:document-statistic meta:table-count="0" meta:image-count="0" meta:object-count="0" meta:page-count="2" meta:paragraph-count="83" meta:word-count="274" meta:character-count="1781" meta:non-whitespace-character-count="1533"/>
    <meta:generator>LibreOffice/6.2.7.1$Linux_X86_64 LibreOffice_project/20$Build-1</meta:generator>
  </office:meta>
</office:document-meta>
</file>